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m Bericht „Hendl aus Thailand, Schnitzel aus China“ von Karin Schuh, der am 28. Juni <text:s/>2020 in der Zeitung „Die Presse“ veröffentlicht wurde, geht es um die Herkunft von Fleisch, Milch und Eier. In einem Restaurant muss in der Speisekarte nicht angegeben werden von wo das Fleisch stammt. Die Gastronomen sparen sich viel Geld. Die Gäste wissen über nichts Bescheid und werden im Glauben gelassen, dass das Fleisch aus Österreich stammt. Ist das fair? Die Statistik “(Zu)viel Fleisch, zu wenig Obst und Gemüse“ von Statistik Austria die am 26. Juni 2020 in der „News“ erschienen ist, zeigt auf, dass Österreich fast keinen Importbedarf bei tierischen Produkten haben, sondern eher bei Obst und Gemü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3-12T12:45:16.74</meta:creation-date>
    <meta:document-statistic meta:table-count="0" meta:image-count="0" meta:object-count="0" meta:page-count="1" meta:paragraph-count="1" meta:word-count="113" meta:character-count="701"/>
    <dc:date>2021-03-12T13:44:29.34</dc:date>
    <meta:editing-duration>PT13M29S</meta:editing-duration>
    <meta:editing-cycles>1</meta:editing-cycles>
    <meta:generator>OpenOffice/4.1.7$Win32 OpenOffice.org_project/417m1$Build-9800</meta:generator>
  </office:meta>
</office:document-meta>
</file>